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onac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sheer brilliant of the master plan of destruction generation parasites marching marionette to some misguided</text:p>
      <text:p text:style-name="P1">belief of devinty looting civilization.</text:p>
      <text:p text:style-name="P1"/>
      <text:p text:style-name="P1">Raids replaced by despots insatiable appetites.</text:p>
      <text:p text:style-name="P1"/>
      <text:p text:style-name="P1">Ideas: </text:p>
      <text:p text:style-name="P1"><text:tab/>geopolitics, narrative, tradition systematically entwined painting a tapestry of conscious.</text:p>
      <text:p text:style-name="P1"/>
      <text:p text:style-name="P1">Men <text:s/>had been despised since the dawn of ti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Hudson</meta:initial-creator>
    <meta:creation-date>2011-12-23T10:13:02</meta:creation-date>
    <dc:date>2011-12-24T10:54:45</dc:date>
    <dc:creator>Fred Hudson</dc:creator>
    <meta:editing-duration>P1DT26M33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6" meta:word-count="47" meta:character-count="344"/>
  </office:meta>
</office:document-meta>
</file>